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31461" officeooo:paragraph-rsid="00131461" style:font-size-asian="18pt" style:font-size-complex="18pt"/>
    </style:style>
    <style:style style:name="P2" style:family="paragraph" style:parent-style-name="Standard">
      <style:text-properties fo:font-size="18pt" officeooo:rsid="00131461" officeooo:paragraph-rsid="0015d1a8" style:font-size-asian="18pt" style:font-size-complex="18pt"/>
    </style:style>
    <style:style style:name="P3" style:family="paragraph" style:parent-style-name="Standard">
      <style:text-properties fo:font-size="18pt" officeooo:rsid="0015d1a8" officeooo:paragraph-rsid="0015d1a8" style:font-size-asian="18pt" style:font-size-complex="18pt"/>
    </style:style>
    <style:style style:name="T1" style:family="text">
      <style:text-properties officeooo:rsid="0014872a"/>
    </style:style>
    <style:style style:name="T2" style:family="text">
      <style:text-properties officeooo:rsid="0015d1a8"/>
    </style:style>
    <style:style style:name="T3" style:family="text">
      <style:text-properties officeooo:rsid="00179e1a"/>
    </style:style>
    <style:style style:name="T4" style:family="text">
      <style:text-properties officeooo:rsid="001802af"/>
    </style:style>
    <style:style style:name="T5" style:family="text">
      <style:text-properties officeooo:rsid="0018e2fb"/>
    </style:style>
    <style:style style:name="T6" style:family="text">
      <style:text-properties officeooo:rsid="001a20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ARL DU BOUTON D’OR<text:tab/><text:tab/><text:tab/><text:tab/>le 15/11/2022</text:p>
      <text:p text:style-name="P1">1 rue d’alteckendorf</text:p>
      <text:p text:style-name="P1">67270 Minversheim</text:p>
      <text:p text:style-name="P1">tel 06,85,28,06,29 <text:s text:c="5"/></text:p>
      <text:p text:style-name="P1"><text:span text:style-name="T2">earldor@wanadoo.fr</text:span><text:tab/><text:tab/><text:tab/>Mme Karcher Monique</text:p>
      <text:p text:style-name="P1"><text:tab/><text:tab/><text:tab/><text:tab/><text:tab/><text:tab/><text:tab/>11 rue Bergmann</text:p>
      <text:p text:style-name="P1"><text:tab/><text:tab/><text:tab/><text:tab/><text:tab/><text:tab/><text:tab/>67206 Mittelhausbergen</text:p>
      <text:p text:style-name="P1"/>
      <text:p text:style-name="P1">Règlement du fermage 2022</text:p>
      <text:p text:style-name="P1"/>
      <text:p text:style-name="P1"><text:tab/>Veuillez trouver ci joint le règlement du fermage de l’année 2022.</text:p>
      <text:p text:style-name="P1"/>
      <text:p text:style-name="P1">Wahlenheim section 16 n°plan 433 surface 17ares 34<text:tab/><text:tab/></text:p>
      <text:p text:style-name="P1"/>
      <text:p text:style-name="P1"/>
      <text:p text:style-name="P2"><text:s text:c="2"/><text:span text:style-name="T1">17,34</text:span><text:span text:style-name="T2">ares </text:span><text:span text:style-name="T1"><text:s/></text:span><text:span text:style-name="T2">X 2,</text:span><text:span text:style-name="T6">38</text:span><text:span text:style-name="T2"> euros/ares</text:span><text:tab/><text:span text:style-name="T4">41,</text:span><text:span text:style-name="T5">26</text:span><text:span text:style-name="T2"> euros</text:span></text:p>
      <text:p text:style-name="P2"/>
      <text:p text:style-name="P2"/>
      <text:p text:style-name="P2"/>
      <text:p text:style-name="P3">Cordialement</text:p>
      <text:p text:style-name="P2"/>
      <text:p text:style-name="P2"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5T11:30:06.097000000</meta:creation-date>
    <dc:date>2022-11-16T10:36:49.593000000</dc:date>
    <meta:editing-duration>PT22H15M4S</meta:editing-duration>
    <meta:editing-cycles>4</meta:editing-cycles>
    <meta:generator>LibreOffice/7.0.4.2$Windows_X86_64 LibreOffice_project/dcf040e67528d9187c66b2379df5ea4407429775</meta:generator>
    <meta:print-date>2022-11-16T10:36:27.832000000</meta:print-date>
    <meta:document-statistic meta:table-count="0" meta:image-count="0" meta:object-count="0" meta:page-count="1" meta:paragraph-count="13" meta:word-count="52" meta:character-count="388" meta:non-whitespace-character-count="315"/>
  </office:meta>
</office:document-meta>
</file>